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минимально необходимо для изучения и использования</text:p>
      <text:p text:style-name="Standard">ChatGPT</text:p>
      <text:p text:style-name="P1">ChatGPT</text:p>
      <text:p text:style-name="Text_20_body">Для минимального изучения и использования WordPress вам потребуется следующее:</text:p>
      <text:list xml:id="list5159822140781959563" text:style-name="L1">
        <text:list-item>
          <text:p text:style-name="P2"><text:span text:style-name="Strong_20_Emphasis">Основы HTML и CSS</text:span>: Понимание основ HTML и CSS поможет вам создавать и стилизовать контент на вашем сайте.</text:p>
        </text:list-item>
        <text:list-item>
          <text:p text:style-name="P2"><text:span text:style-name="Strong_20_Emphasis">Основы PHP</text:span>: Хотя вы можете использовать WordPress, не зная PHP, для более глубокого понимания и создания кастомных тем и плагинов вам потребуется некоторое знание PHP.</text:p>
        </text:list-item>
        <text:list-item>
          <text:p text:style-name="P2"><text:span text:style-name="Strong_20_Emphasis">Установка и настройка WordPress</text:span>: Умение установить WordPress на хостинге и настроить его в соответствии с вашими потребностями.</text:p>
        </text:list-item>
        <text:list-item>
          <text:p text:style-name="P2"><text:span text:style-name="Strong_20_Emphasis">Работа с административной панелью</text:span>: Основы работы с административной панелью WordPress для создания и управления контентом.</text:p>
        </text:list-item>
        <text:list-item>
          <text:p text:style-name="P2"><text:span text:style-name="Strong_20_Emphasis">Изучение основных понятий WordPress</text:span>: Это включает в себя понимание различных типов контента (посты, страницы), ролей пользователей, настроек и т. д.</text:p>
        </text:list-item>
        <text:list-item>
          <text:p text:style-name="P2"><text:span text:style-name="Strong_20_Emphasis">Выбор и настройка темы</text:span>: Умение выбрать и настроить тему WordPress для вашего сайта. Множество бесплатных и платных тем доступны для выбора.</text:p>
        </text:list-item>
        <text:list-item>
          <text:p text:style-name="P2"><text:span text:style-name="Strong_20_Emphasis">Работа с плагинами</text:span>: Основы установки и использования плагинов для добавления дополнительной функциональности вашему сайту.</text:p>
        </text:list-item>
        <text:list-item>
          <text:p text:style-name="P2"><text:span text:style-name="Strong_20_Emphasis">Поиск и изучение дополнительной информации</text:span>: Всегда полезно иметь возможность искать дополнительную информацию и руководства по различным аспектам WordPress. Существует множество бесплатных ресурсов, таких как документация WordPress, блоги, форумы сообщества и т. д.</text:p>
        </text:list-item>
      </text:list>
      <text:p text:style-name="Text_20_body">Эти шаги помогут вам начать использовать WordPress для создания вашего веб-сайта. По мере продвижения вы можете углубить свои знания и изучить более сложные концепции и техники разработк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1:31:56.67</dc:date>
    <meta:document-statistic meta:table-count="0" meta:image-count="0" meta:object-count="0" meta:page-count="1" meta:paragraph-count="13" meta:word-count="215" meta:character-count="1545"/>
    <dc:creator>Dima Wide</dc:creator>
    <meta:user-defined meta:name="Info 1"/>
    <meta:user-defined meta:name="Info 2"/>
    <meta:user-defined meta:name="Info 3"/>
    <meta:user-defined meta:name="Info 4"/>
  </office:meta>
</office:document-meta>
</file>